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lan</text:p>
          </table:table-cell>
          <table:table-cell office:value-type="string">
            <text:p>point</text:p>
          </table:table-cell>
          <table:table-cell office:value-type="string">
            <text:p>vecteur</text:p>
          </table:table-cell>
          <table:table-cell table:style-name="ce1" office:value-type="string">
            <text:p>vecteur</text:p>
          </table:table-cell>
          <table:table-cell table:style-name="ce1" office:value-type="string">
            <text:p>coule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n</text:p>
          </table:table-cell>
          <table:table-cell office:value-type="string">
            <text:p>point</text:p>
          </table:table-cell>
          <table:table-cell office:value-type="string">
            <text:p>vecteur</text:p>
          </table:table-cell>
          <table:table-cell table:style-name="ce1" office:value-type="string">
            <text:p>vecteur</text:p>
          </table:table-cell>
          <table:table-cell table:style-name="ce1" office:value-type="string">
            <text:p>textu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xture</text:p>
          </table:table-cell>
          <table:table-cell office:value-type="string">
            <text:p>image</text:p>
          </table:table-cell>
          <table:table-cell table:style-name="Default" office:value-type="string">
            <text:p>effect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xture</text:p>
          </table:table-cell>
          <table:table-cell office:value-type="string">
            <text:p>effec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here</text:p>
          </table:table-cell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coule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here</text:p>
          </table:table-cell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texture</text:p>
          </table:table-cell>
          <table:table-cell office:value-type="string">
            <text:p>decayx</text:p>
          </table:table-cell>
          <table:table-cell office:value-type="string">
            <text:p>decayy</text:p>
          </table:table-cell>
          <table:table-cell office:value-type="string">
            <text:p>rotz</text:p>
          </table:table-cell>
        </table:table-row>
        <table:table-row table:style-name="ro1">
          <table:table-cell/>
          <table:table-cell office:value-type="string">
            <text:p>cylindre</text:p>
          </table:table-cell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couleur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texture</text:p>
          </table:table-cell>
          <table:table-cell office:value-type="string">
            <text:p>decayx</text:p>
          </table:table-cell>
          <table:table-cell office:value-type="string">
            <text:p>decayy</text:p>
          </table:table-cell>
          <table:table-cell/>
        </table:table-row>
        <table:table-row table:style-name="ro2">
          <table:table-cell/>
          <table:table-cell office:value-type="string">
            <text:p>varcylindre</text:p>
          </table:table-cell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ligneaxe</text:p>
          </table:table-cell>
          <table:table-cell office:value-type="string">
            <text:p>couleur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>
            <text:p>po</text:p>
          </table:table-cell>
          <table:table-cell office:value-type="string">
            <text:p>r</text:p>
          </table:table-cell>
          <table:table-cell table:style-name="ce1" office:value-type="string">
            <text:p>ligneaxe</text:p>
          </table:table-cell>
          <table:table-cell table:style-name="ce1" office:value-type="string">
            <text:p>texture</text:p>
          </table:table-cell>
          <table:table-cell office:value-type="string">
            <text:p>decayx</text:p>
          </table:table-cell>
          <table:table-cell office:value-type="string">
            <text:p>decayy</text:p>
          </table:table-cell>
        </table:table-row>
        <table:table-row table:style-name="ro1">
          <table:table-cell/>
          <table:table-cell office:value-type="string">
            <text:p>ligne</text:p>
          </table:table-cell>
          <table:table-cell office:value-type="string">
            <text:p>&lt;point&gt;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&lt;bezier&gt;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&lt;courbeparam&gt;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olygone</text:p>
          </table:table-cell>
          <table:table-cell office:value-type="string">
            <text:p>&lt;point&gt;</text:p>
          </table:table-cell>
          <table:table-cell office:value-type="string">
            <text:p>couleu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lygone</text:p>
          </table:table-cell>
          <table:table-cell office:value-type="string">
            <text:p>&lt;point&gt;</text:p>
          </table:table-cell>
          <table:table-cell office:value-type="string">
            <text:p>texture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surfacebezier</text:p>
          </table:table-cell>
          <table:table-cell table:style-name="ce2" office:value-type="string">
            <text:p>&lt;point&gt;#16</text:p>
          </table:table-cell>
          <table:table-cell office:value-type="string">
            <text:p>couleur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surfacebezier</text:p>
          </table:table-cell>
          <table:table-cell table:style-name="ce2" office:value-type="string">
            <text:p>&lt;point&gt;#16</text:p>
          </table:table-cell>
          <table:table-cell office:value-type="string">
            <text:p>texture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1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 DAHMEN</meta:initial-creator>
    <meta:creation-date>2012-06-05T11:13:39.53</meta:creation-date>
    <dc:date>2012-06-05T11:22:26.03</dc:date>
    <dc:creator>Manuel D DAHMEN</dc:creator>
    <meta:editing-duration>PT8M48S</meta:editing-duration>
    <meta:editing-cycles>4</meta:editing-cycles>
    <meta:generator>OpenOffice.org/3.3$Win32 OpenOffice.org_project/330m20$Build-9567</meta:generator>
    <meta:document-statistic meta:table-count="3" meta:cell-count="63" meta:object-count="0"/>
  </office:meta>
</office:document-meta>
</file>